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08cm" fo:min-width="17.987cm"/>
    </style:style>
    <style:style style:name="gr2" style:family="graphic" style:parent-style-name="standard">
      <style:graphic-properties draw:fill-color="#faa61a" draw:textarea-horizontal-align="justify" draw:textarea-vertical-align="middle" draw:auto-grow-height="false" fo:min-height="1.276cm" fo:min-width="14.832cm"/>
    </style:style>
    <style:style style:name="gr3" style:family="graphic" style:parent-style-name="standard">
      <style:graphic-properties draw:fill-color="#ced8e7" draw:textarea-horizontal-align="justify" draw:textarea-vertical-align="middle" draw:auto-grow-height="false" fo:min-height="1.276cm" fo:min-width="14.832cm"/>
    </style:style>
    <style:style style:name="gr4" style:family="graphic" style:parent-style-name="standard">
      <style:graphic-properties draw:fill-color="#add58a" draw:textarea-horizontal-align="justify" draw:textarea-vertical-align="middle" draw:auto-grow-height="false" fo:min-height="1.276cm" fo:min-width="14.832cm"/>
    </style:style>
    <style:style style:name="gr5" style:family="graphic" style:parent-style-name="standard">
      <style:graphic-properties draw:fill-color="#faa61a" draw:textarea-horizontal-align="justify" draw:textarea-vertical-align="middle" draw:auto-grow-height="false" fo:min-height="1.276cm" fo:min-width="19.492cm"/>
    </style:style>
    <style:style style:name="gr6" style:family="graphic" style:parent-style-name="standard">
      <style:graphic-properties draw:textarea-horizontal-align="justify" draw:textarea-vertical-align="middle" draw:auto-grow-height="false" fo:min-height="1.276cm" fo:min-width="14.344cm"/>
    </style:style>
    <style:style style:name="gr7" style:family="graphic" style:parent-style-name="standard">
      <style:graphic-properties draw:fill-color="#ced8e7" draw:textarea-horizontal-align="justify" draw:textarea-vertical-align="middle" draw:auto-grow-height="false" fo:min-height="1.276cm" fo:min-width="14.34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ced8e7"/>
      <style:paragraph-properties fo:text-align="center"/>
    </style:style>
    <style:style style:name="P4" style:family="paragraph">
      <loext:graphic-properties draw:fill-color="#add58a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8.487cm" svg:height="1.458cm" svg:x="12.7cm" svg:y="1.373cm">
          <text:p text:style-name="P1">marla_CLIENT_REQUEST_WRITE_AWAITING_ACCEP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15.332cm" svg:height="1.526cm" svg:x="3.765cm" svg:y="4.579cm">
          <text:p text:style-name="P1">marla_CLIENT_REQUEST_WRITING_UPGRAD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3" draw:id="id3" draw:layer="layout" svg:width="15.332cm" svg:height="1.526cm" svg:x="22.368cm" svg:y="4.579cm">
          <text:p text:style-name="P1">marla_CLIENT_REQUEST_WRITING_CONTIN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4" draw:id="id4" draw:layer="layout" svg:width="15.332cm" svg:height="1.526cm" svg:x="22.368cm" svg:y="6.715cm">
          <text:p text:style-name="P1">marla_CLIENT_REQUEST_WRITING_RESPON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5" draw:id="id5" draw:layer="layout" svg:width="19.992cm" svg:height="1.526cm" svg:x="1.435cm" svg:y="6.715cm">
          <text:p text:style-name="P1">marla_CLIENT_REQUEST_WRITING_WEBSOCKET_RESPON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6" draw:id="id6" draw:layer="layout" svg:width="14.844cm" svg:height="1.526cm" svg:x="14.303cm" svg:y="9.782cm">
          <text:p text:style-name="P1">marla_CLIENT_REQUEST_AFTER_RESPON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xml:id="id7" draw:id="id7" draw:layer="layout" svg:width="14.844cm" svg:height="1.526cm" svg:x="14.304cm" svg:y="12.333cm">
          <text:p text:style-name="P1">marla_CLIENT_REQUEST_WRITING_TRAILE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8" draw:id="id8" draw:layer="layout" svg:width="14.844cm" svg:height="1.526cm" svg:x="14.305cm" svg:y="14.884cm">
          <text:p text:style-name="P1">marla_CLIENT_REQUEST_DONE_WRITIN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svg:x1="21.943cm" svg:y1="2.831cm" svg:x2="11.431cm" svg:y2="4.579cm" draw:start-shape="id1" draw:end-shape="id2" draw:end-glue-point="4" svg:d="M21943 2831v875h-10512v873" svg:viewBox="0 0 10513 1749">
          <text:p/>
        </draw:connector>
        <draw:connector draw:style-name="gr8" draw:text-style-name="P5" draw:layer="layout" svg:x1="21.943cm" svg:y1="2.831cm" svg:x2="30.034cm" svg:y2="4.579cm" draw:start-shape="id1" draw:start-glue-point="2" draw:end-shape="id3" svg:d="M21943 2831v875h8091v873" svg:viewBox="0 0 8092 1749">
          <text:p/>
        </draw:connector>
        <draw:connector draw:style-name="gr8" draw:text-style-name="P5" draw:layer="layout" draw:type="line" svg:x1="30.034cm" svg:y1="6.105cm" svg:x2="30.034cm" svg:y2="6.715cm" draw:start-shape="id3" draw:end-shape="id4" svg:d="M30034 6105v610" svg:viewBox="0 0 1 611">
          <text:p/>
        </draw:connector>
        <draw:connector draw:style-name="gr8" draw:text-style-name="P5" draw:layer="layout" draw:type="line" svg:x1="11.431cm" svg:y1="6.105cm" svg:x2="11.431cm" svg:y2="6.715cm" draw:start-shape="id2" draw:end-shape="id5" svg:d="M11431 6105v610" svg:viewBox="0 0 1 611">
          <text:p/>
        </draw:connector>
        <draw:connector draw:style-name="gr8" draw:text-style-name="P5" draw:layer="layout" draw:type="line" svg:x1="21.725cm" svg:y1="11.308cm" svg:x2="21.726cm" svg:y2="12.333cm" draw:start-shape="id6" draw:end-shape="id7" svg:d="M21725 11308l1 1025" svg:viewBox="0 0 2 1026">
          <text:p/>
        </draw:connector>
        <draw:connector draw:style-name="gr8" draw:text-style-name="P5" draw:layer="layout" draw:type="line" svg:x1="21.726cm" svg:y1="13.859cm" svg:x2="21.727cm" svg:y2="14.884cm" draw:start-shape="id7" draw:start-glue-point="2" draw:end-shape="id8" draw:end-glue-point="4" svg:d="M21726 13859l1 1025" svg:viewBox="0 0 2 1026">
          <text:p/>
        </draw:connector>
        <draw:connector draw:style-name="gr8" draw:text-style-name="P5" draw:layer="layout" svg:x1="30.034cm" svg:y1="8.241cm" svg:x2="21.725cm" svg:y2="9.782cm" draw:start-shape="id4" draw:end-shape="id6" svg:d="M30034 8241v771h-8309v770" svg:viewBox="0 0 8310 1542">
          <text:p/>
        </draw:connector>
        <draw:connector draw:style-name="gr8" draw:text-style-name="P5" draw:layer="layout" svg:x1="11.431cm" svg:y1="8.241cm" svg:x2="21.725cm" svg:y2="9.782cm" draw:start-shape="id5" draw:start-glue-point="6" draw:end-shape="id6" svg:d="M11431 8241v771h10294v770" svg:viewBox="0 0 10295 15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9.37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4T18:18:49.068360858</meta:creation-date>
    <dc:date>2018-02-14T18:51:29.535941631</dc:date>
    <meta:editing-duration>PT7M42S</meta:editing-duration>
    <meta:editing-cycles>4</meta:editing-cycles>
    <meta:generator>LibreOffice/5.4.4.2$Linux_X86_64 LibreOffice_project/40$Build-2</meta:generator>
    <meta:document-statistic meta:object-count="16"/>
  </office:meta>
</office:document-meta>
</file>